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SANCHEZ-MANRIQUE TAVELLA, RICARDO DANI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MUSCOVY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SANCHEZ-MANRIQUE TAVELLA, RICARDO DANI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2:16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